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ctNodeTypeDefReader.doNodeTypeName( NodeTypeDef nt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actNodeTypeDefReader.doPropertyDefaultValue( PropDefImpl pd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pactNodeTypeDefReader.doPropertyType( PropDefImpl pdi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ompactNodeTypeDefReader.doItemDefs( NodeTypeDef nt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ompactNodeTypeDefReader.getNodeTypeDefinitions( NamePath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actNodeTypeDefReader.doChildNodeDefaultType( NodeDefImpl nd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actNodeTypeDefReader.CompactNodeTypeDefReader( Reader r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ctNodeTypeDefReader.CompactNodeTypeDefReader( Reader r , String systemId , Namespace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actNodeTypeDefReader.doOptions( NodeTypeDef nt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mpactNodeTypeDefReader.currentTokenEquals( cha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ctNodeTypeDefReader.doSuperTypes( NodeTypeDef nt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actNodeTypeDefReader.par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mpactNodeTypeDefReader.getNodeTypeD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ctNodeTypeDefReader.toQName( String string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actNodeTypeDefReader.next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ctNodeTypeDefReader.doChildNodeDefinition( NodeDefImpl ndi , NodeTypeDef nt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actNodeTypeDefReader.doPropertyDefinition( PropDefImpl pdi , NodeTypeDef nt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actNodeTypeDefReader.doChildNodeRequiredTypes( NodeDefImpl nd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actNodeTypeDefReader.getNamespace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ctNodeTypeDefReader.currentTokenEqual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ctNodeTypeDefReader.doChildNodeAttributes( NodeDefImpl ndi , NodeTypeDef ntd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ompactNodeTypeDefReader.doPropertyAttributes( PropDefImpl pdi , NodeTypeDef ntd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ompactNodeTypeDefReader.doPropertyValueConstraints( PropDefImpl pd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actNodeTypeDefReader.currentTokenEquals( String [ ]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actNodeTypeDefReader.doNameSpa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